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5.09cm"/>
    </style:style>
    <style:style style:name="co19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4.18cm"/>
    </style:style>
    <style:style style:name="co33" style:family="table-column">
      <style:table-column-properties fo:break-before="auto" style:column-width="2.263cm"/>
    </style:style>
    <style:style style:name="co34" style:family="table-column">
      <style:table-column-properties fo:break-before="auto" style:column-width="2.916cm"/>
    </style:style>
    <style:style style:name="co35" style:family="table-column">
      <style:table-column-properties fo:break-before="auto" style:column-width="6.791cm"/>
    </style:style>
    <style:style style:name="co36" style:family="table-column">
      <style:table-column-properties fo:break-before="auto" style:column-width="2.312cm"/>
    </style:style>
    <style:style style:name="co37" style:family="table-column">
      <style:table-column-properties fo:break-before="auto" style:column-width="1.727cm"/>
    </style:style>
    <style:style style:name="co13" style:family="table-column">
      <style:table-column-properties fo:break-before="auto" style:column-width="1.81cm"/>
    </style:style>
    <style:style style:name="co14" style:family="table-column">
      <style:table-column-properties fo:break-before="auto" style:column-width="5.699cm"/>
    </style:style>
    <style:style style:name="co15" style:family="table-column">
      <style:table-column-properties fo:break-before="auto" style:column-width="5.756cm"/>
    </style:style>
    <style:style style:name="co16" style:family="table-column">
      <style:table-column-properties fo:break-before="auto" style:column-width="6.646cm"/>
    </style:style>
    <style:style style:name="co17" style:family="table-column">
      <style:table-column-properties fo:break-before="auto" style:column-width="2.986cm"/>
    </style:style>
    <style:style style:name="co20" style:family="table-column">
      <style:table-column-properties fo:break-before="auto" style:column-width="3.228cm"/>
    </style:style>
    <style:style style:name="co21" style:family="table-column">
      <style:table-column-properties fo:break-before="auto" style:column-width="4.198cm"/>
    </style:style>
    <style:style style:name="co22" style:family="table-column">
      <style:table-column-properties fo:break-before="auto" style:column-width="2.686cm"/>
    </style:style>
    <style:style style:name="co23" style:family="table-column">
      <style:table-column-properties fo:break-before="auto" style:column-width="2.865cm"/>
    </style:style>
    <style:style style:name="co24" style:family="table-column">
      <style:table-column-properties fo:break-before="auto" style:column-width="4.964cm"/>
    </style:style>
    <style:style style:name="co25" style:family="table-column">
      <style:table-column-properties fo:break-before="auto" style:column-width="5.015cm"/>
    </style:style>
    <style:style style:name="co26" style:family="table-column">
      <style:table-column-properties fo:break-before="auto" style:column-width="4.912cm"/>
    </style:style>
    <style:style style:name="co27" style:family="table-column">
      <style:table-column-properties fo:break-before="auto" style:column-width="4.937cm"/>
    </style:style>
    <style:style style:name="co28" style:family="table-column">
      <style:table-column-properties fo:break-before="auto" style:column-width="4.988cm"/>
    </style:style>
    <style:style style:name="co29" style:family="table-column">
      <style:table-column-properties fo:break-before="auto" style:column-width="5.219cm"/>
    </style:style>
    <style:style style:name="co30" style:family="table-column">
      <style:table-column-properties fo:break-before="auto" style:column-width="5.193cm"/>
    </style:style>
    <style:style style:name="co31" style:family="table-column">
      <style:table-column-properties fo:break-before="auto" style:column-width="3.069cm"/>
    </style:style>
    <style:style style:name="co38" style:family="table-column">
      <style:table-column-properties fo:break-before="auto" style:column-width="3.223cm"/>
    </style:style>
    <style:style style:name="co39" style:family="table-column">
      <style:table-column-properties fo:break-before="auto" style:column-width="5.526cm"/>
    </style:style>
    <style:style style:name="co40" style:family="table-column">
      <style:table-column-properties fo:break-before="auto" style:column-width="5.398cm"/>
    </style:style>
    <style:style style:name="co41" style:family="table-column">
      <style:table-column-properties fo:break-before="auto" style:column-width="4.477cm"/>
    </style:style>
    <style:style style:name="ro14" style:family="table-row">
      <style:table-row-properties style:row-height="0.947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0.524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0.921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4.26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3" style:family="table-cell" style:parent-style-name="Default">
      <style:table-cell-properties fo:wrap-option="wrap"/>
      <style:text-properties style:font-name="Arial"/>
    </style:style>
    <style:style style:name="ce105" style:family="table-cell" style:parent-style-name="Default">
      <style:table-cell-properties fo:wrap-option="wrap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02cm solid #000000" style:vertical-align="middle"/>
      <style:text-properties style:font-name="Arial" fo:font-size="10pt"/>
    </style:style>
    <style:style style:name="ce104" style:family="table-cell" style:parent-style-name="Default">
      <style:text-properties style:font-name="Arial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2cm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font-name="Arial" fo:font-size="10pt"/>
    </style:style>
    <style:style style:name="ce93" style:family="table-cell" style:parent-style-name="Default">
      <style:table-cell-properties style:vertical-align="middle"/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02cm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02cm solid #000000"/>
      <style:paragraph-properties fo:text-align="start" fo:margin-left="0cm"/>
      <style:text-properties style:use-window-font-color="true" fo:font-size="12pt" fo:font-weight="bold"/>
    </style:style>
    <style:style style:name="ce1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55" style:family="table-cell" style:parent-style-name="Default">
      <style:table-cell-properties fo:background-color="transparent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6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9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0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161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>
      <style:table-cell-properties fo:border="0.002cm solid #000000" fo:padding-bottom="0.049cm" fo:padding-left="0.035cm" fo:padding-right="0.035cm" fo:padding-top="0.049cm"/>
      <style:text-properties style:font-name="Arial"/>
    </style:style>
    <style:style style:name="ce6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/>
    </style:style>
    <style:style style:name="ce69" style:family="table-cell" style:parent-style-name="Default">
      <style:table-cell-properties fo:border="0.002cm solid #000000" fo:padding-bottom="0.049cm" fo:padding-left="0.035cm" fo:padding-right="0.035cm" fo:padding-top="0.049cm"/>
    </style:style>
    <style:style style:name="ce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0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="0.002cm solid #000000"/>
    </style:style>
    <style:style style:name="ce1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5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57" style:family="table-cell" style:parent-style-name="Default">
      <style:table-cell-properties fo:wrap-option="wrap" fo:border="0.002cm solid #000000"/>
      <style:text-properties style:font-name="Arial" fo:font-size="10pt"/>
    </style:style>
    <style:style style:name="ce158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6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6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6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Normal_5f_Sheet1">
      <style:table-cell-properties fo:border="0.002cm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49" table:default-cell-style-name="Default"/>
        <table:table-row table:style-name="ro6">
          <table:table-cell table:style-name="ce50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4" table:number-columns-repeated="2"/>
          <table:table-cell table:style-name="ce50"/>
          <table:table-cell table:style-name="ce50" table:number-columns-spanned="3" table:number-rows-spanned="1"/>
          <table:covered-table-cell table:number-columns-repeated="2" table:style-name="ce50"/>
          <table:table-cell table:style-name="ce50" table:number-columns-repeated="248"/>
          <table:table-cell/>
        </table:table-row>
        <table:table-row table:style-name="ro6" table:number-rows-repeated="3">
          <table:table-cell table:style-name="ce51"/>
          <table:table-cell table:number-columns-repeated="2"/>
          <table:table-cell table:style-name="ce51" table:number-columns-repeated="3"/>
          <table:table-cell table:style-name="ce50" table:number-columns-repeated="249"/>
          <table:table-cell/>
        </table:table-row>
        <table:table-row table:style-name="ro8">
          <table:table-cell table:style-name="ce51"/>
          <table:table-cell table:number-columns-repeated="2"/>
          <table:table-cell table:style-name="ce51" table:number-columns-repeated="3"/>
          <table:table-cell table:style-name="ce50" table:number-columns-repeated="249"/>
          <table:table-cell/>
        </table:table-row>
        <table:table-row table:style-name="ro9">
          <table:table-cell table:style-name="ce51"/>
          <table:table-cell table:style-name="ce55" office:value-type="string">
            <text:p>PLF-KS REGRESSION TEST CASES</text:p>
          </table:table-cell>
          <table:table-cell table:style-name="ce51" table:number-columns-repeated="4"/>
          <table:table-cell table:style-name="ce50" table:number-columns-repeated="249"/>
          <table:table-cell/>
        </table:table-row>
        <table:table-row table:style-name="ro6">
          <table:table-cell table:style-name="ce51"/>
          <table:table-cell table:style-name="ce56" office:value-type="string">
            <text:p>Version:</text:p>
          </table:table-cell>
          <table:table-cell table:style-name="ce61" office:value-type="float" office:value="1.2" table:number-columns-spanned="2" table:number-rows-spanned="1">
            <text:p>1.2</text:p>
          </table:table-cell>
          <table:covered-table-cell table:style-name="ce67"/>
          <table:table-cell table:style-name="ce51" table:number-columns-repeated="2"/>
          <table:table-cell table:style-name="ce50" table:number-columns-repeated="249"/>
          <table:table-cell/>
        </table:table-row>
        <table:table-row table:style-name="ro10">
          <table:table-cell table:style-name="ce51"/>
          <table:table-cell table:style-name="ce56" office:value-type="string">
            <text:p>Issue date:</text:p>
          </table:table-cell>
          <table:table-cell table:style-name="ce62" office:value-type="date" office:date-value="2012-02-29">
            <text:p>29-Feb-2012</text:p>
          </table:table-cell>
          <table:table-cell table:style-name="ce67"/>
          <table:table-cell table:style-name="ce51" table:number-columns-repeated="2"/>
          <table:table-cell table:style-name="ce50" table:number-columns-repeated="249"/>
          <table:table-cell/>
        </table:table-row>
        <table:table-row table:style-name="ro6">
          <table:table-cell table:style-name="ce51"/>
          <table:table-cell table:style-name="ce56" office:value-type="string">
            <text:p>Project Suite:</text:p>
          </table:table-cell>
          <table:table-cell table:style-name="ce61" table:number-columns-spanned="2" table:number-rows-spanned="1"/>
          <table:covered-table-cell table:style-name="ce68"/>
          <table:table-cell table:style-name="ce51" table:number-columns-repeated="2"/>
          <table:table-cell table:style-name="ce50" table:number-columns-repeated="249"/>
          <table:table-cell/>
        </table:table-row>
        <table:table-row table:style-name="ro6">
          <table:table-cell table:style-name="ce51"/>
          <table:table-cell table:style-name="ce56" office:value-type="string">
            <text:p>Project Name:</text:p>
          </table:table-cell>
          <table:table-cell table:style-name="ce61" office:value-type="string" table:number-columns-spanned="2" table:number-rows-spanned="1">
            <text:p>KS </text:p>
          </table:table-cell>
          <table:covered-table-cell table:style-name="ce68"/>
          <table:table-cell table:style-name="ce51" table:number-columns-repeated="2"/>
          <table:table-cell table:style-name="ce50" table:number-columns-repeated="249"/>
          <table:table-cell/>
        </table:table-row>
        <table:table-row table:style-name="ro6">
          <table:table-cell table:style-name="ce51"/>
          <table:table-cell table:style-name="ce56" office:value-type="string">
            <text:p>Total Cases:</text:p>
          </table:table-cell>
          <table:table-cell table:style-name="ce63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68"/>
          <table:table-cell table:style-name="ce51" table:number-columns-repeated="2"/>
          <table:table-cell table:style-name="ce50" table:number-columns-repeated="249"/>
          <table:table-cell/>
        </table:table-row>
        <table:table-row table:style-name="ro11">
          <table:table-cell table:style-name="ce52"/>
          <table:table-cell table:style-name="ce57" office:value-type="string">
            <text:p>Test Status:</text:p>
          </table:table-cell>
          <table:table-cell table:style-name="ce64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69"/>
          <table:table-cell table:number-columns-repeated="3"/>
          <table:table-cell table:style-name="ce52" table:number-columns-repeated="248"/>
          <table:table-cell/>
        </table:table-row>
        <table:table-row table:style-name="ro6" table:number-rows-repeated="2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2">
          <table:table-cell table:style-name="ce53"/>
          <table:table-cell table:style-name="ce58" office:value-type="string">
            <text:p>Record of change:</text:p>
          </table:table-cell>
          <table:table-cell table:style-name="ce50" table:number-columns-repeated="5"/>
          <table:table-cell table:style-name="ce53" table:number-columns-repeated="248"/>
          <table:table-cell/>
        </table:table-row>
        <table:table-row table:style-name="ro13">
          <table:table-cell table:style-name="ce53"/>
          <table:table-cell table:style-name="ce59" office:value-type="string">
            <text:p>Effective Date</text:p>
          </table:table-cell>
          <table:table-cell table:style-name="ce65" office:value-type="string">
            <text:p>Version</text:p>
          </table:table-cell>
          <table:table-cell table:style-name="ce65" office:value-type="string">
            <text:p>Change description</text:p>
          </table:table-cell>
          <table:table-cell table:style-name="ce65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 table:style-name="ce53" table:number-columns-repeated="248"/>
          <table:table-cell/>
        </table:table-row>
        <table:table-row table:style-name="ro6">
          <table:table-cell table:style-name="ce53"/>
          <table:table-cell table:style-name="ce60" office:value-type="date" office:date-value="2011-10-06">
            <text:p>6-Oct-2011</text:p>
          </table:table-cell>
          <table:table-cell table:style-name="ce66" office:value-type="string">
            <text:p>1.0</text:p>
          </table:table-cell>
          <table:table-cell table:style-name="ce70" office:value-type="string">
            <text:p>Write Regression test for KS</text:p>
          </table:table-cell>
          <table:table-cell table:style-name="ce72" office:value-type="string">
            <text:p>Hang.Nguyen</text:p>
          </table:table-cell>
          <table:table-cell table:style-name="ce75"/>
          <table:table-cell table:style-name="ce77"/>
          <table:table-cell table:style-name="ce52"/>
          <table:table-cell table:style-name="ce53" table:number-columns-repeated="247"/>
          <table:table-cell/>
        </table:table-row>
        <table:table-row table:style-name="ro6">
          <table:table-cell table:style-name="ce52"/>
          <table:table-cell table:style-name="ce60" office:value-type="date" office:date-value="2012-01-17">
            <text:p>17-Jan-2012</text:p>
          </table:table-cell>
          <table:table-cell table:style-name="ce66" office:value-type="string">
            <text:p>1.1</text:p>
          </table:table-cell>
          <table:table-cell table:style-name="ce71" office:value-type="string">
            <text:p>Review and update testcase </text:p>
          </table:table-cell>
          <table:table-cell table:style-name="ce73" office:value-type="string">
            <text:p>Nhung.Vu</text:p>
          </table:table-cell>
          <table:table-cell table:style-name="ce75"/>
          <table:table-cell table:style-name="ce77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style-name="ce60" office:value-type="date" office:date-value="2012-02-29">
            <text:p>29-Feb-2012</text:p>
          </table:table-cell>
          <table:table-cell table:style-name="ce66" office:value-type="string">
            <text:p>1.2</text:p>
          </table:table-cell>
          <table:table-cell table:style-name="ce71" office:value-type="string">
            <text:p>Add content for Bugs_v2_1_8 sheet</text:p>
          </table:table-cell>
          <table:table-cell table:style-name="ce73" office:value-type="string">
            <text:p>Hanh.Ly</text:p>
          </table:table-cell>
          <table:table-cell table:style-name="ce75"/>
          <table:table-cell table:style-name="ce77"/>
          <table:table-cell table:style-name="ce52" table:number-columns-repeated="248"/>
          <table:table-cell/>
        </table:table-row>
        <table:table-row table:style-name="ro6">
          <table:table-cell table:style-name="ce50" table:number-columns-repeated="255"/>
          <table:table-cell/>
        </table:table-row>
        <table:table-row table:style-name="ro6">
          <table:table-cell table:style-name="ce50"/>
          <table:table-cell table:number-columns-repeated="7"/>
          <table:table-cell table:style-name="ce50" table:number-columns-repeated="247"/>
          <table:table-cell/>
        </table:table-row>
        <table:table-row table:style-name="ro6" table:number-rows-repeated="3">
          <table:table-cell table:style-name="ce50" table:number-columns-repeated="255"/>
          <table:table-cell/>
        </table:table-row>
        <table:table-row table:style-name="ro6" table:number-rows-repeated="9">
          <table:table-cell table:style-name="ce50"/>
          <table:table-cell table:number-columns-repeated="6"/>
          <table:table-cell table:style-name="ce50" table:number-columns-repeated="248"/>
          <table:table-cell/>
        </table:table-row>
        <table:table-row table:style-name="ro6" table:number-rows-repeated="11">
          <table:table-cell table:style-name="ce50" table:number-columns-repeated="255"/>
          <table:table-cell/>
        </table:table-row>
        <table:table-row table:style-name="ro6" table:number-rows-repeated="104853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48" table:default-cell-style-name="Default"/>
        <table:table-row table:style-name="ro6">
          <table:table-cell table:style-name="ce78"/>
          <table:table-cell table:style-name="ce81" office:value-type="string">
            <text:p>TEST CASES</text:p>
          </table:table-cell>
          <table:table-cell table:style-name="ce106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65];[.$L1])" office:value-type="float" office:value="0">
            <text:p>0</text:p>
          </table:table-cell>
          <table:table-cell table:style-name="ce121" table:formula="of:=COUNTIF([.N$7:.N$965];[.$L1])" office:value-type="float" office:value="0">
            <text:p>0</text:p>
          </table:table-cell>
          <table:table-cell table:style-name="ce121" table:formula="of:=COUNTIF([.O$7:.O$965];[.$L1])" office:value-type="float" office:value="0">
            <text:p>0</text:p>
          </table:table-cell>
          <table:table-cell table:style-name="ce121" table:formula="of:=COUNTIF([.P$7:.P$965];[.$L1])" office:value-type="float" office:value="0">
            <text:p>0</text:p>
          </table:table-cell>
          <table:table-cell table:style-name="ce121" table:formula="of:=COUNTIF([.Q$7:.Q$965];[.$L1])" office:value-type="float" office:value="0">
            <text:p>0</text:p>
          </table:table-cell>
          <table:table-cell table:style-name="ce121" table:formula="of:=COUNTIF([.R$7:.R$965];[.$L1])" office:value-type="float" office:value="0">
            <text:p>0</text:p>
          </table:table-cell>
          <table:table-cell table:style-name="ce121" table:formula="of:=COUNTIF([.S$7:.S$965];[.$L1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2"/>
          <table:table-cell table:style-name="ce107"/>
          <table:table-cell table:style-name="ce82" table:number-columns-repeated="2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65];[.$L2])" office:value-type="float" office:value="0">
            <text:p>0</text:p>
          </table:table-cell>
          <table:table-cell table:style-name="ce121" table:formula="of:=COUNTIF([.N$7:.N$965];[.$L2])" office:value-type="float" office:value="0">
            <text:p>0</text:p>
          </table:table-cell>
          <table:table-cell table:style-name="ce121" table:formula="of:=COUNTIF([.O$7:.O$965];[.$L2])" office:value-type="float" office:value="0">
            <text:p>0</text:p>
          </table:table-cell>
          <table:table-cell table:style-name="ce121" table:formula="of:=COUNTIF([.P$7:.P$965];[.$L2])" office:value-type="float" office:value="0">
            <text:p>0</text:p>
          </table:table-cell>
          <table:table-cell table:style-name="ce121" table:formula="of:=COUNTIF([.Q$7:.Q$965];[.$L2])" office:value-type="float" office:value="0">
            <text:p>0</text:p>
          </table:table-cell>
          <table:table-cell table:style-name="ce121" table:formula="of:=COUNTIF([.R$7:.R$965];[.$L2])" office:value-type="float" office:value="0">
            <text:p>0</text:p>
          </table:table-cell>
          <table:table-cell table:style-name="ce121" table:formula="of:=COUNTIF([.S$7:.S$965];[.$L2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5">
          <table:table-cell table:style-name="ce78"/>
          <table:table-cell table:style-name="ce83" office:value-type="string">
            <text:p>Function List:</text:p>
          </table:table-cell>
          <table:table-cell table:style-name="ce108" office:value-type="string" table:number-columns-spanned="3" table:number-rows-spanned="1">
            <text:p>Bugs on KS 2.1.6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65];[.$L3])" office:value-type="float" office:value="0">
            <text:p>0</text:p>
          </table:table-cell>
          <table:table-cell table:style-name="ce121" table:formula="of:=COUNTIF([.N$7:.N$965];[.$L3])" office:value-type="float" office:value="0">
            <text:p>0</text:p>
          </table:table-cell>
          <table:table-cell table:style-name="ce121" table:formula="of:=COUNTIF([.O$7:.O$965];[.$L3])" office:value-type="float" office:value="0">
            <text:p>0</text:p>
          </table:table-cell>
          <table:table-cell table:style-name="ce121" table:formula="of:=COUNTIF([.P$7:.P$965];[.$L3])" office:value-type="float" office:value="0">
            <text:p>0</text:p>
          </table:table-cell>
          <table:table-cell table:style-name="ce121" table:formula="of:=COUNTIF([.Q$7:.Q$965];[.$L3])" office:value-type="float" office:value="0">
            <text:p>0</text:p>
          </table:table-cell>
          <table:table-cell table:style-name="ce121" table:formula="of:=COUNTIF([.R$7:.R$965];[.$L3])" office:value-type="float" office:value="0">
            <text:p>0</text:p>
          </table:table-cell>
          <table:table-cell table:style-name="ce121" table:formula="of:=COUNTIF([.S$7:.S$965];[.$L3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6">
          <table:table-cell table:style-name="ce78"/>
          <table:table-cell table:style-name="ce83" office:value-type="string">
            <text:p>Total Main Cases:</text:p>
          </table:table-cell>
          <table:table-cell table:style-name="ce109" table:formula="of:=MAX([.A7:.A948])" office:value-type="float" office:value="2" table:number-columns-spanned="3" table:number-rows-spanned="1">
            <text:p>2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65];[.$L4])" office:value-type="float" office:value="0">
            <text:p>0</text:p>
          </table:table-cell>
          <table:table-cell table:style-name="ce121" table:formula="of:=COUNTIF([.N$7:.N$965];[.$L4])" office:value-type="float" office:value="0">
            <text:p>0</text:p>
          </table:table-cell>
          <table:table-cell table:style-name="ce121" table:formula="of:=COUNTIF([.O$7:.O$965];[.$L4])" office:value-type="float" office:value="0">
            <text:p>0</text:p>
          </table:table-cell>
          <table:table-cell table:style-name="ce121" table:formula="of:=COUNTIF([.P$7:.P$965];[.$L4])" office:value-type="float" office:value="0">
            <text:p>0</text:p>
          </table:table-cell>
          <table:table-cell table:style-name="ce121" table:formula="of:=COUNTIF([.Q$7:.Q$965];[.$L4])" office:value-type="float" office:value="0">
            <text:p>0</text:p>
          </table:table-cell>
          <table:table-cell table:style-name="ce121" table:formula="of:=COUNTIF([.R$7:.R$965];[.$L4])" office:value-type="float" office:value="0">
            <text:p>0</text:p>
          </table:table-cell>
          <table:table-cell table:style-name="ce121" table:formula="of:=COUNTIF([.S$7:.S$965];[.$L4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4"/>
          <table:table-cell table:style-name="ce78"/>
          <table:table-cell table:style-name="ce112" table:number-columns-repeated="2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22" office:value-type="string">
            <text:p>N/A</text:p>
          </table:table-cell>
          <table:table-cell table:style-name="ce121" table:formula="of:=COUNTIF([.M$7:.M$965];[.$L5])" office:value-type="float" office:value="0">
            <text:p>0</text:p>
          </table:table-cell>
          <table:table-cell table:style-name="ce121" table:formula="of:=COUNTIF([.N$7:.N$965];[.$L5])" office:value-type="float" office:value="0">
            <text:p>0</text:p>
          </table:table-cell>
          <table:table-cell table:style-name="ce121" table:formula="of:=COUNTIF([.O$7:.O$965];[.$L5])" office:value-type="float" office:value="0">
            <text:p>0</text:p>
          </table:table-cell>
          <table:table-cell table:style-name="ce121" table:formula="of:=COUNTIF([.P$7:.P$965];[.$L5])" office:value-type="float" office:value="0">
            <text:p>0</text:p>
          </table:table-cell>
          <table:table-cell table:style-name="ce121" table:formula="of:=COUNTIF([.Q$7:.Q$965];[.$L5])" office:value-type="float" office:value="0">
            <text:p>0</text:p>
          </table:table-cell>
          <table:table-cell table:style-name="ce121" table:formula="of:=COUNTIF([.R$7:.R$965];[.$L5])" office:value-type="float" office:value="0">
            <text:p>0</text:p>
          </table:table-cell>
          <table:table-cell table:style-name="ce121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79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124" office:value-type="string">
            <text:p>IE7</text:p>
          </table:table-cell>
          <table:table-cell table:style-name="ce124" office:value-type="string">
            <text:p>FireFox3.5</text:p>
          </table:table-cell>
          <table:table-cell table:style-name="ce124" office:value-type="string">
            <text:p>Comment/Bug</text:p>
          </table:table-cell>
          <table:table-cell table:style-name="ce124" table:number-columns-repeated="4"/>
          <table:table-cell table:style-name="ce117" table:number-columns-repeated="211"/>
          <table:table-cell table:style-name="ce112" table:number-columns-repeated="26"/>
        </table:table-row>
        <table:table-row table:style-name="ro17">
          <table:table-cell table:style-name="ce80" office:value-type="float" office:value="1">
            <text:p>001</text:p>
          </table:table-cell>
          <table:table-cell table:style-name="ce29" office:value-type="string">
            <text:p>REG_PLF_214_KS_001</text:p>
          </table:table-cell>
          <table:table-cell table:style-name="ce110" office:value-type="float" office:value="1">
            <text:p>001</text:p>
          </table:table-cell>
          <table:table-cell table:style-name="ce41" table:formula="of:=[.B7]" office:value-type="string" office:string-value="REG_PLF_214_KS_001">
            <text:p>REG_PLF_214_KS_001</text:p>
          </table:table-cell>
          <table:table-cell table:style-name="ce35" office:value-type="string">
            <text:p>Check The Maximum number of online users</text:p>
          </table:table-cell>
          <table:table-cell table:style-name="ce116" office:value-type="string">
            <text:p>Step 1: Login with some user</text:p>
          </table:table-cell>
          <table:table-cell table:style-name="ce116" office:value-type="string">
            <text:p>- Login as "john", "mary" and "demo" on three respective browsers.</text:p>
          </table:table-cell>
          <table:table-cell table:style-name="ce116" office:value-type="string">
            <text:p>Login in successfully</text:p>
          </table:table-cell>
          <table:table-cell table:style-name="ce116" office:value-type="string">
            <text:p>Medium</text:p>
          </table:table-cell>
          <table:table-cell table:style-name="ce41" office:value-type="string">
            <text:p>KS-3065</text:p>
            <text:p>CCP_786</text:p>
          </table:table-cell>
          <table:table-cell table:style-name="ce120" office:value-type="string">
            <text:p>The max user in forum is not set properly </text:p>
          </table:table-cell>
          <table:table-cell table:style-name="ce123" office:value-type="string">
            <text:p>hang.nguyen</text:p>
          </table:table-cell>
          <table:table-cell table:style-name="ce123" table:number-columns-repeated="7"/>
          <table:table-cell table:number-columns-repeated="237"/>
        </table:table-row>
        <table:table-row table:style-name="ro16">
          <table:table-cell table:style-name="ce8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4_KS_001</text:p>
          </table:table-cell>
          <table:table-cell table:style-name="ce1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1" table:formula="of:=[.B8]" office:value-type="string" office:string-value="REG_PLF_214_KS_001">
            <text:p>REG_PLF_214_KS_001</text:p>
          </table:table-cell>
          <table:table-cell table:style-name="ce114" office:value-type="string">
            <text:p>Check The Maximum number of online users</text:p>
          </table:table-cell>
          <table:table-cell table:style-name="ce116" office:value-type="string">
            <text:p>Step 2: Check the maximum numbers of on line users</text:p>
          </table:table-cell>
          <table:table-cell table:style-name="ce116" office:value-type="string">
            <text:p>- With each users go to Forum </text:p>
          </table:table-cell>
          <table:table-cell table:style-name="ce116" office:value-type="string">
            <text:p>Show the maximum number of line user </text:p>
          </table:table-cell>
          <table:table-cell table:style-name="ce116" office:value-type="string">
            <text:p>Medium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style-name="ce123" table:number-columns-repeated="2"/>
          <table:table-cell table:style-name="ce116" table:number-columns-repeated="5"/>
          <table:table-cell table:style-name="ce86" table:number-columns-repeated="237"/>
        </table:table-row>
        <table:table-row table:style-name="ro16">
          <table:table-cell table:style-name="ce8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4_KS_001</text:p>
          </table:table-cell>
          <table:table-cell table:style-name="ce1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1" table:formula="of:=[.B9]" office:value-type="string" office:string-value="REG_PLF_214_KS_001">
            <text:p>REG_PLF_214_KS_001</text:p>
          </table:table-cell>
          <table:table-cell table:style-name="ce114" office:value-type="string">
            <text:p>Check The Maximum number of online users</text:p>
          </table:table-cell>
          <table:table-cell table:style-name="ce116" office:value-type="string">
            <text:p>Step 3: Check after logout user</text:p>
          </table:table-cell>
          <table:table-cell table:style-name="ce116" office:value-type="string">
            <text:p>- Logout mary</text:p>
          </table:table-cell>
          <table:table-cell table:style-name="ce116" office:value-type="string">
            <text:p>The Number of maximum users will be updated after 2m</text:p>
          </table:table-cell>
          <table:table-cell table:style-name="ce116" office:value-type="string">
            <text:p>Medium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style-name="ce123" table:number-columns-repeated="2"/>
          <table:table-cell table:style-name="ce116" table:number-columns-repeated="5"/>
          <table:table-cell table:style-name="ce86" table:number-columns-repeated="237"/>
        </table:table-row>
        <table:table-row table:style-name="ro18">
          <table:table-cell table:style-name="ce8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9" office:value-type="string">
            <text:p>REG_PLF_214_KS_002</text:p>
          </table:table-cell>
          <table:table-cell table:style-name="ce110" office:value-type="float" office:value="1">
            <text:p>001</text:p>
          </table:table-cell>
          <table:table-cell table:style-name="ce41" table:formula="of:=[.B10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116" office:value-type="string">
            <text:p>Step 1: Add new page with Answer portlet</text:p>
          </table:table-cell>
          <table:table-cell table:style-name="ce116" office:value-type="string">
            <text:p>Step 1: Add new page have FAQ answer portlet</text:p>
          </table:table-cell>
          <table:table-cell table:style-name="ce116" office:value-type="string">
            <text:p>Add new page successfully</text:p>
          </table:table-cell>
          <table:table-cell table:style-name="ce116" office:value-type="string">
            <text:p>Medium</text:p>
          </table:table-cell>
          <table:table-cell table:style-name="ce41" office:value-type="string">
            <text:p>KS-3075</text:p>
            <text:p>CCP_796</text:p>
          </table:table-cell>
          <table:table-cell table:style-name="ce120" office:value-type="string">
            <text:p>Problem with French translation in Faq Answer portlet </text:p>
          </table:table-cell>
          <table:table-cell table:style-name="ce116" office:value-type="string">
            <text:p>hang.nguyen</text:p>
          </table:table-cell>
          <table:table-cell table:style-name="ce123" table:number-columns-repeated="2"/>
          <table:table-cell table:style-name="ce116" table:number-columns-repeated="5"/>
          <table:table-cell table:style-name="ce86" table:number-columns-repeated="237"/>
        </table:table-row>
        <table:table-row table:style-name="ro18">
          <table:table-cell table:style-name="ce8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4_KS_002</text:p>
          </table:table-cell>
          <table:table-cell table:style-name="ce11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1]" office:value-type="string" office:string-value="REG_PLF_214_KS_002">
            <text:p>REG_PLF_214_KS_002</text:p>
          </table:table-cell>
          <table:table-cell table:style-name="ce115" office:value-type="string">
            <text:p>Check French translation in Answer portlet</text:p>
          </table:table-cell>
          <table:table-cell table:style-name="ce116" office:value-type="string">
            <text:p>Step 2: Check Answer button</text:p>
          </table:table-cell>
          <table:table-cell table:style-name="ce116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16" office:value-type="string">
            <text:p>We have "Answers" should be "Réponse"</text:p>
          </table:table-cell>
          <table:table-cell table:style-name="ce116" office:value-type="string">
            <text:p>Medium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style-name="ce123" table:number-columns-repeated="2"/>
          <table:table-cell table:style-name="ce116" table:number-columns-repeated="5"/>
          <table:table-cell table:style-name="ce86" table:number-columns-repeated="237"/>
        </table:table-row>
        <table:table-row table:style-name="ro19">
          <table:table-cell table:style-name="ce8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4_KS_002</text:p>
          </table:table-cell>
          <table:table-cell table:style-name="ce11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2]" office:value-type="string" office:string-value="REG_PLF_214_KS_002">
            <text:p>REG_PLF_214_KS_002</text:p>
          </table:table-cell>
          <table:table-cell table:style-name="ce115" office:value-type="string">
            <text:p>Check French translation in Answer portlet</text:p>
          </table:table-cell>
          <table:table-cell table:style-name="ce116" office:value-type="string">
            <text:p>Step 3: Check datetime label of question</text:p>
          </table:table-cell>
          <table:table-cell table:style-name="ce116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16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16" office:value-type="string">
            <text:p>Medium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style-name="ce123" table:number-columns-repeated="2"/>
          <table:table-cell table:style-name="ce116" table:number-columns-repeated="5"/>
          <table:table-cell table:style-name="ce86" table:number-columns-repeated="237"/>
        </table:table-row>
        <table:table-row table:style-name="ro6" table:number-rows-repeated="6">
          <table:table-cell table:style-name="ce78"/>
          <table:table-cell table:style-name="ce86"/>
          <table:table-cell table:style-name="ce78"/>
          <table:table-cell table:style-name="ce86" table:number-columns-repeated="253"/>
        </table:table-row>
        <table:table-row table:style-name="ro6" table:number-rows-repeated="104855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248" table:default-cell-style-name="Default"/>
        <table:table-row table:style-name="ro6">
          <table:table-cell table:style-name="ce78"/>
          <table:table-cell table:style-name="ce81" office:value-type="string">
            <text:p>TEST CASES</text:p>
          </table:table-cell>
          <table:table-cell table:style-name="ce106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80];[.$L1])" office:value-type="float" office:value="16">
            <text:p>16</text:p>
          </table:table-cell>
          <table:table-cell table:style-name="ce121" table:formula="of:=COUNTIF([.N$7:.N$980];[.$L1])" office:value-type="float" office:value="16">
            <text:p>16</text:p>
          </table:table-cell>
          <table:table-cell table:style-name="ce121" table:formula="of:=COUNTIF([.O$7:.O$980];[.$L1])" office:value-type="float" office:value="0">
            <text:p>0</text:p>
          </table:table-cell>
          <table:table-cell table:style-name="ce121" table:formula="of:=COUNTIF([.P$7:.P$980];[.$L1])" office:value-type="float" office:value="0">
            <text:p>0</text:p>
          </table:table-cell>
          <table:table-cell table:style-name="ce121" table:formula="of:=COUNTIF([.Q$7:.Q$980];[.$L1])" office:value-type="float" office:value="0">
            <text:p>0</text:p>
          </table:table-cell>
          <table:table-cell table:style-name="ce121" table:formula="of:=COUNTIF([.R$7:.R$980];[.$L1])" office:value-type="float" office:value="0">
            <text:p>0</text:p>
          </table:table-cell>
          <table:table-cell table:style-name="ce121" table:formula="of:=COUNTIF([.S$7:.S$980];[.$L1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2"/>
          <table:table-cell table:style-name="ce107"/>
          <table:table-cell table:style-name="ce82" table:number-columns-repeated="2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80];[.$L2])" office:value-type="float" office:value="0">
            <text:p>0</text:p>
          </table:table-cell>
          <table:table-cell table:style-name="ce121" table:formula="of:=COUNTIF([.N$7:.N$980];[.$L2])" office:value-type="float" office:value="0">
            <text:p>0</text:p>
          </table:table-cell>
          <table:table-cell table:style-name="ce121" table:formula="of:=COUNTIF([.O$7:.O$980];[.$L2])" office:value-type="float" office:value="0">
            <text:p>0</text:p>
          </table:table-cell>
          <table:table-cell table:style-name="ce121" table:formula="of:=COUNTIF([.P$7:.P$980];[.$L2])" office:value-type="float" office:value="0">
            <text:p>0</text:p>
          </table:table-cell>
          <table:table-cell table:style-name="ce121" table:formula="of:=COUNTIF([.Q$7:.Q$980];[.$L2])" office:value-type="float" office:value="0">
            <text:p>0</text:p>
          </table:table-cell>
          <table:table-cell table:style-name="ce121" table:formula="of:=COUNTIF([.R$7:.R$980];[.$L2])" office:value-type="float" office:value="0">
            <text:p>0</text:p>
          </table:table-cell>
          <table:table-cell table:style-name="ce121" table:formula="of:=COUNTIF([.S$7:.S$980];[.$L2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5">
          <table:table-cell table:style-name="ce78"/>
          <table:table-cell table:style-name="ce83" office:value-type="string">
            <text:p>Function List:</text:p>
          </table:table-cell>
          <table:table-cell table:style-name="ce108" office:value-type="string" table:number-columns-spanned="3" table:number-rows-spanned="1">
            <text:p>Bugs on KS 2.1.6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80];[.$L3])" office:value-type="float" office:value="0">
            <text:p>0</text:p>
          </table:table-cell>
          <table:table-cell table:style-name="ce121" table:formula="of:=COUNTIF([.N$7:.N$980];[.$L3])" office:value-type="float" office:value="0">
            <text:p>0</text:p>
          </table:table-cell>
          <table:table-cell table:style-name="ce121" table:formula="of:=COUNTIF([.O$7:.O$980];[.$L3])" office:value-type="float" office:value="0">
            <text:p>0</text:p>
          </table:table-cell>
          <table:table-cell table:style-name="ce121" table:formula="of:=COUNTIF([.P$7:.P$980];[.$L3])" office:value-type="float" office:value="0">
            <text:p>0</text:p>
          </table:table-cell>
          <table:table-cell table:style-name="ce121" table:formula="of:=COUNTIF([.Q$7:.Q$980];[.$L3])" office:value-type="float" office:value="0">
            <text:p>0</text:p>
          </table:table-cell>
          <table:table-cell table:style-name="ce121" table:formula="of:=COUNTIF([.R$7:.R$980];[.$L3])" office:value-type="float" office:value="0">
            <text:p>0</text:p>
          </table:table-cell>
          <table:table-cell table:style-name="ce121" table:formula="of:=COUNTIF([.S$7:.S$980];[.$L3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6">
          <table:table-cell table:style-name="ce78"/>
          <table:table-cell table:style-name="ce83" office:value-type="string">
            <text:p>Total Main Cases:</text:p>
          </table:table-cell>
          <table:table-cell table:style-name="ce109" table:formula="of:=MAX([.A7:.A963])" office:value-type="float" office:value="4" table:number-columns-spanned="3" table:number-rows-spanned="1">
            <text:p>4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80];[.$L4])" office:value-type="float" office:value="0">
            <text:p>0</text:p>
          </table:table-cell>
          <table:table-cell table:style-name="ce121" table:formula="of:=COUNTIF([.N$7:.N$980];[.$L4])" office:value-type="float" office:value="0">
            <text:p>0</text:p>
          </table:table-cell>
          <table:table-cell table:style-name="ce121" table:formula="of:=COUNTIF([.O$7:.O$980];[.$L4])" office:value-type="float" office:value="0">
            <text:p>0</text:p>
          </table:table-cell>
          <table:table-cell table:style-name="ce121" table:formula="of:=COUNTIF([.P$7:.P$980];[.$L4])" office:value-type="float" office:value="0">
            <text:p>0</text:p>
          </table:table-cell>
          <table:table-cell table:style-name="ce121" table:formula="of:=COUNTIF([.Q$7:.Q$980];[.$L4])" office:value-type="float" office:value="0">
            <text:p>0</text:p>
          </table:table-cell>
          <table:table-cell table:style-name="ce121" table:formula="of:=COUNTIF([.R$7:.R$980];[.$L4])" office:value-type="float" office:value="0">
            <text:p>0</text:p>
          </table:table-cell>
          <table:table-cell table:style-name="ce121" table:formula="of:=COUNTIF([.S$7:.S$980];[.$L4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4"/>
          <table:table-cell table:style-name="ce78"/>
          <table:table-cell table:style-name="ce112" table:number-columns-repeated="2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23" office:value-type="string">
            <text:p>N/A</text:p>
          </table:table-cell>
          <table:table-cell table:style-name="ce121" table:formula="of:=COUNTIF([.M$7:.M$980];[.$L5])" office:value-type="float" office:value="0">
            <text:p>0</text:p>
          </table:table-cell>
          <table:table-cell table:style-name="ce121" table:formula="of:=COUNTIF([.N$7:.N$980];[.$L5])" office:value-type="float" office:value="0">
            <text:p>0</text:p>
          </table:table-cell>
          <table:table-cell table:style-name="ce121" table:formula="of:=COUNTIF([.O$7:.O$980];[.$L5])" office:value-type="float" office:value="0">
            <text:p>0</text:p>
          </table:table-cell>
          <table:table-cell table:style-name="ce121" table:formula="of:=COUNTIF([.P$7:.P$980];[.$L5])" office:value-type="float" office:value="0">
            <text:p>0</text:p>
          </table:table-cell>
          <table:table-cell table:style-name="ce121" table:formula="of:=COUNTIF([.Q$7:.Q$980];[.$L5])" office:value-type="float" office:value="0">
            <text:p>0</text:p>
          </table:table-cell>
          <table:table-cell table:style-name="ce121" table:formula="of:=COUNTIF([.R$7:.R$980];[.$L5])" office:value-type="float" office:value="0">
            <text:p>0</text:p>
          </table:table-cell>
          <table:table-cell table:style-name="ce121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79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124" office:value-type="string">
            <text:p>IE7</text:p>
          </table:table-cell>
          <table:table-cell table:style-name="ce124" office:value-type="string">
            <text:p>FireFox3.5</text:p>
          </table:table-cell>
          <table:table-cell table:style-name="ce124" office:value-type="string">
            <text:p>Comment/Bug</text:p>
          </table:table-cell>
          <table:table-cell table:style-name="ce124" table:number-columns-repeated="4"/>
          <table:table-cell table:style-name="ce117" table:number-columns-repeated="211"/>
          <table:table-cell table:style-name="ce112" table:number-columns-repeated="26"/>
        </table:table-row>
        <table:table-row table:style-name="ro20">
          <table:table-cell table:style-name="ce80" office:value-type="float" office:value="1">
            <text:p>001</text:p>
          </table:table-cell>
          <table:table-cell table:style-name="ce29" office:value-type="string">
            <text:p>REG_PLF_215_KS_001</text:p>
          </table:table-cell>
          <table:table-cell table:style-name="ce110" office:value-type="float" office:value="1">
            <text:p>001</text:p>
          </table:table-cell>
          <table:table-cell table:style-name="ce41" table:formula="of:=[.B7]" office:value-type="string" office:string-value="REG_PLF_215_KS_001">
            <text:p>REG_PLF_215_KS_001</text:p>
          </table:table-cell>
          <table:table-cell table:style-name="ce35" office:value-type="string">
            <text:p>Check An inactive and/or disapproved question is always visible in FAQ </text:p>
          </table:table-cell>
          <table:table-cell table:style-name="ce116" office:value-type="string">
            <text:p>Step 1: Add new for Answer and FAQ page</text:p>
          </table:table-cell>
          <table:table-cell table:style-name="ce116" office:value-type="string">
            <text:p>- Login by root</text:p>
            <text:p>- Add new page with Answer portlet and FAQ portlet</text:p>
            <text:p/>
          </table:table-cell>
          <table:table-cell table:style-name="ce116" office:value-type="string">
            <text:p>Add new page successfully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035</text:p>
            <text:p>CCP_638</text:p>
          </table:table-cell>
          <table:table-cell table:style-name="ce157" office:value-type="string">
            <text:p>An inactived and/or disapproved question is always visible in FAQ </text:p>
          </table:table-cell>
          <table:table-cell table:style-name="ce123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23" table:number-columns-repeated="5"/>
          <table:table-cell table:number-columns-repeated="237"/>
        </table:table-row>
        <table:table-row table:style-name="ro19">
          <table:table-cell table:style-name="ce8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1" table:formula="of:=[.B8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2: Add new some questions and answer</text:p>
          </table:table-cell>
          <table:table-cell table:style-name="ce116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16" office:value-type="string">
            <text:p>Question and answer is created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7">
          <table:table-cell table:style-name="ce8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1" table:formula="of:=[.B9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3: Check manage question</text:p>
          </table:table-cell>
          <table:table-cell table:style-name="ce116" office:value-type="string">
            <text:p>- Go to Manage question on AnswerToolbar</text:p>
          </table:table-cell>
          <table:table-cell table:style-name="ce120" office:value-type="string">
            <text:p>This question and answer are activated and approved by default 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7">
          <table:table-cell table:style-name="ce8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1" table:formula="of:=[.B10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4: Check all answer and question in FAQ</text:p>
          </table:table-cell>
          <table:table-cell table:style-name="ce116" office:value-type="string">
            <text:p>- Go to FAQ page</text:p>
          </table:table-cell>
          <table:table-cell table:style-name="ce120" office:value-type="string">
            <text:p>They're visibles in Answers/FAQ page. 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9">
          <table:table-cell table:style-name="ce8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1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5: Uncheck both Approved and Activated</text:p>
          </table:table-cell>
          <table:table-cell table:style-name="ce116" office:value-type="string">
            <text:p>- Go to Manage question on AnswerToolbar</text:p>
            <text:p>- uncheck both Approved and Activated. Then Save</text:p>
          </table:table-cell>
          <table:table-cell table:style-name="ce116" office:value-type="string">
            <text:p>Uncheck both Approved and Activated su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7">
          <table:table-cell table:style-name="ce80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2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6: Check question after unchecked Approved and Activated in Answer page</text:p>
          </table:table-cell>
          <table:table-cell table:style-name="ce116" office:value-type="string">
            <text:p>- Go to Answer page</text:p>
          </table:table-cell>
          <table:table-cell table:style-name="ce116" office:value-type="string">
            <text:p>This question is no more visible in module "Answers"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3">
          <table:table-cell table:style-name="ce80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3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7: Uncheck Approved or Activated</text:p>
          </table:table-cell>
          <table:table-cell table:style-name="ce116" office:value-type="string">
            <text:p>- Go to Manage question on AnswerToolbar</text:p>
            <text:p>- uncheck both Approved and Activated. Then Save</text:p>
          </table:table-cell>
          <table:table-cell table:style-name="ce116" office:value-type="string">
            <text:p>Uncheck Approved or Activated su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office:value-type="string">
            <text:p>Update testcase: - uncheck both Approved and Activated. Then Save → - uncheck Approved or Activated. Then Save</text:p>
          </table:table-cell>
          <table:table-cell table:style-name="ce116" table:number-columns-repeated="4"/>
          <table:table-cell table:style-name="ce86" table:number-columns-repeated="237"/>
        </table:table-row>
        <table:table-row table:style-name="ro17">
          <table:table-cell table:style-name="ce80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4];6;FIND(&quot;:&quot;;[.F14];1)-FIND(&quot; &quot;;[.F14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4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8: Check question after unchecked Approved or Activated in Answer page</text:p>
          </table:table-cell>
          <table:table-cell table:style-name="ce116" office:value-type="string">
            <text:p>- Go to Answer page</text:p>
          </table:table-cell>
          <table:table-cell table:style-name="ce116" office:value-type="string">
            <text:p>This question is no more visible in module "Answers"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7">
          <table:table-cell table:style-name="ce8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1" table:formula="of:=[.B15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9: Check answer and question in FAQ</text:p>
          </table:table-cell>
          <table:table-cell table:style-name="ce116" office:value-type="string">
            <text:p>- Go to FAQ page</text:p>
          </table:table-cell>
          <table:table-cell table:style-name="ce120" office:value-type="string">
            <text:p>This question is invisible in FAQ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24">
          <table:table-cell table:style-name="ce80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002</text:p>
          </table:table-cell>
          <table:table-cell table:style-name="ce29" office:value-type="string">
            <text:p>REG_PLF_215_KS_002</text:p>
          </table:table-cell>
          <table:table-cell table:style-name="ce110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41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116" office:value-type="string">
            <text:p>Step 1: Send private message to demo and john</text:p>
          </table:table-cell>
          <table:table-cell table:style-name="ce116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116" office:value-type="string">
            <text:p>Private message's sent to demo and john successfully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160</text:p>
            <text:p>CCP_855</text:p>
          </table:table-cell>
          <table:table-cell table:style-name="ce128"/>
          <table:table-cell table:style-name="ce116" office:value-type="string">
            <text:p>hang.nguyen</text:p>
          </table:table-cell>
          <table:table-cell table:style-name="ce116" table:number-columns-repeated="7"/>
          <table:table-cell table:style-name="ce86" table:number-columns-repeated="237"/>
        </table:table-row>
        <table:table-row table:style-name="ro19">
          <table:table-cell table:style-name="ce8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41" table:formula="of:=[.B17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2: Login by john and demo to view private message</text:p>
          </table:table-cell>
          <table:table-cell table:style-name="ce116" office:value-type="string">
            <text:p>- Login by john and demo</text:p>
            <text:p>- Go to Forum</text:p>
            <text:p>- Click Private message and view new message</text:p>
          </table:table-cell>
          <table:table-cell table:style-name="ce116" office:value-type="string">
            <text:p>View new message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style-name="ce116" table:number-columns-repeated="7"/>
          <table:table-cell table:style-name="ce86" table:number-columns-repeated="237"/>
        </table:table-row>
        <table:table-row table:style-name="ro20">
          <table:table-cell table:style-name="ce8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41" table:formula="of:=[.B18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3: Add new space with Root</text:p>
          </table:table-cell>
          <table:table-cell table:style-name="ce116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116" office:value-type="string">
            <text:p>Space1 is created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style-name="ce116" table:number-columns-repeated="7"/>
          <table:table-cell table:style-name="ce86" table:number-columns-repeated="237"/>
        </table:table-row>
        <table:table-row table:style-name="ro18">
          <table:table-cell table:style-name="ce8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41" table:formula="of:=[.B19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4: Invite john and demo to this space.</text:p>
          </table:table-cell>
          <table:table-cell table:style-name="ce116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116" office:value-type="string">
            <text:p>Invitations to demo and john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style-name="ce116" table:number-columns-repeated="7"/>
          <table:table-cell table:style-name="ce86" table:number-columns-repeated="237"/>
        </table:table-row>
        <table:table-row table:style-name="ro17">
          <table:table-cell table:style-name="ce8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41" table:formula="of:=[.B20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5: Send a private message to john.</text:p>
          </table:table-cell>
          <table:table-cell table:style-name="ce116" office:value-type="string">
            <text:p>- Go to Forum</text:p>
            <text:p>- Click Private message send private message to John</text:p>
          </table:table-cell>
          <table:table-cell table:style-name="ce116" office:value-type="string">
            <text:p>Send new message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style-name="ce116" table:number-columns-repeated="7"/>
          <table:table-cell table:style-name="ce86" table:number-columns-repeated="237"/>
        </table:table-row>
        <table:table-row table:style-name="ro17">
          <table:table-cell table:style-name="ce8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41" table:formula="of:=[.B21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6: Check private message in John's activity</text:p>
          </table:table-cell>
          <table:table-cell table:style-name="ce116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56" office:value-type="string">
            <text:p>The private message is shown in John's activity stream.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style-name="ce116" table:number-columns-repeated="7"/>
          <table:table-cell table:style-name="ce86" table:number-columns-repeated="237"/>
        </table:table-row>
        <table:table-row table:style-name="ro17">
          <table:table-cell table:style-name="ce80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22];6;FIND(&quot;:&quot;;[.F22];1)-FIND(&quot; &quot;;[.F22];1)-1))&gt;VALUE(MID([.F20];6;FIND(&quot;:&quot;;[.F20];1)-FIND(&quot; &quot;;[.F20];1)-1));[.C20];[.C20]+1)" office:value-type="float" office:value="2">
            <text:p>002</text:p>
          </table:table-cell>
          <table:table-cell table:style-name="ce41" table:formula="of:=[.B22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7: Check private message in demo's activity</text:p>
          </table:table-cell>
          <table:table-cell table:style-name="ce116" office:value-type="string">
            <text:p>- Login by demo</text:p>
            <text:p>- Go to intranet homepage</text:p>
            <text:p>- Check All Updates</text:p>
          </table:table-cell>
          <table:table-cell table:style-name="ce116" office:value-type="string">
            <text:p>The private message don't shown in Demo's activity stream.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style-name="ce116" table:number-columns-repeated="7"/>
          <table:table-cell table:style-name="ce86" table:number-columns-repeated="237"/>
        </table:table-row>
        <table:table-row table:style-name="ro20">
          <table:table-cell table:style-name="ce80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26" office:value-type="string">
            <text:p>REG_PLF_215_KS_003</text:p>
          </table:table-cell>
          <table:table-cell table:style-name="ce110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16" table:formula="of:=[.B23]" office:value-type="string" office:string-value="REG_PLF_215_KS_003">
            <text:p>REG_PLF_215_KS_003</text:p>
          </table:table-cell>
          <table:table-cell table:style-name="ce128" office:value-type="string">
            <text:p>Check FN/LN display in vote</text:p>
          </table:table-cell>
          <table:table-cell table:style-name="ce116" office:value-type="string">
            <text:p>Step 1: Created Category/Forum/Topic</text:p>
          </table:table-cell>
          <table:table-cell table:style-name="ce116" office:value-type="string">
            <text:p>- Go to Forum</text:p>
            <text:p>- Created Category/Forum/Topic</text:p>
          </table:table-cell>
          <table:table-cell table:style-name="ce116" office:value-type="string">
            <text:p>Created Category/Forum/Topic successfully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214</text:p>
            <text:p>CCP_888</text:p>
          </table:table-cell>
          <table:table-cell table:style-name="ce116" office:value-type="string">
            <text:p>First/last name should be displayed in vote rather than user name</text:p>
          </table:table-cell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7">
          <table:table-cell table:style-name="ce8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REG_PLF_215_KS_003</text:p>
          </table:table-cell>
          <table:table-cell table:style-name="ce110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16" table:formula="of:=[.B24]" office:value-type="string" office:string-value="REG_PLF_215_KS_003">
            <text:p>REG_PLF_215_KS_003</text:p>
          </table:table-cell>
          <table:table-cell table:style-name="ce129" office:value-type="string">
            <text:p>Check FN/LN display in vote</text:p>
          </table:table-cell>
          <table:table-cell table:style-name="ce116" office:value-type="string">
            <text:p>Step 2: Vote rate for topic</text:p>
          </table:table-cell>
          <table:table-cell table:style-name="ce116" office:value-type="string">
            <text:p>Open the Topic and click Rate and selected rate topic</text:p>
          </table:table-cell>
          <table:table-cell table:style-name="ce116" office:value-type="string">
            <text:p>- Rate for topic successfully</text:p>
            <text:p>- Rating info is shown correct in Forum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7">
          <table:table-cell table:style-name="ce8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REG_PLF_215_KS_003</text:p>
          </table:table-cell>
          <table:table-cell table:style-name="ce110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16" table:formula="of:=[.B25]" office:value-type="string" office:string-value="REG_PLF_215_KS_003">
            <text:p>REG_PLF_215_KS_003</text:p>
          </table:table-cell>
          <table:table-cell table:style-name="ce129" office:value-type="string">
            <text:p>Check FN/LN display in vote</text:p>
          </table:table-cell>
          <table:table-cell table:style-name="ce116" office:value-type="string">
            <text:p>Step 3: Vote again for topic</text:p>
          </table:table-cell>
          <table:table-cell table:style-name="ce116" office:value-type="string">
            <text:p>Continue click rate for topic again</text:p>
          </table:table-cell>
          <table:table-cell table:style-name="ce116" office:value-type="string">
            <text:p>Show message with infor of user voted show is Screen name ( FN/LN)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9">
          <table:table-cell table:style-name="ce80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126" office:value-type="string">
            <text:p>REG_PLF_215_KS_004</text:p>
          </table:table-cell>
          <table:table-cell table:style-name="ce110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16" table:formula="of:=[.B26]" office:value-type="string" office:string-value="REG_PLF_215_KS_004">
            <text:p>REG_PLF_215_KS_004</text:p>
          </table:table-cell>
          <table:table-cell table:style-name="ce128" office:value-type="string">
            <text:p>Polls are visible for all users</text:p>
          </table:table-cell>
          <table:table-cell table:style-name="ce116" office:value-type="string">
            <text:p>Step 1: Create new space</text:p>
          </table:table-cell>
          <table:table-cell table:style-name="ce116" office:value-type="string">
            <text:p>- Login by John</text:p>
            <text:p>- Create new space with name Space1</text:p>
          </table:table-cell>
          <table:table-cell table:style-name="ce116" office:value-type="string">
            <text:p>- Space1 is created successfully</text:p>
            <text:p>- On Forum page, a forum named Space1 is created under Category spaces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224</text:p>
            <text:p>CCP_896</text:p>
          </table:table-cell>
          <table:table-cell table:style-name="ce116" office:value-type="string">
            <text:p>Polls are visible for all users</text:p>
          </table:table-cell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6">
          <table:table-cell table:style-name="ce8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REG_PLF_215_KS_004</text:p>
          </table:table-cell>
          <table:table-cell table:style-name="ce110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16" table:formula="of:=[.B27]" office:value-type="string" office:string-value="REG_PLF_215_KS_004">
            <text:p>REG_PLF_215_KS_004</text:p>
          </table:table-cell>
          <table:table-cell table:style-name="ce129" office:value-type="string">
            <text:p>Polls are visible for all users</text:p>
          </table:table-cell>
          <table:table-cell table:style-name="ce116" office:value-type="string">
            <text:p>Step 2: Add new forum under the space</text:p>
          </table:table-cell>
          <table:table-cell table:style-name="ce116" office:value-type="string">
            <text:p>- Click on Dicussion on Space1</text:p>
          </table:table-cell>
          <table:table-cell table:style-name="ce116" office:value-type="string">
            <text:p>Forum Space1 is opened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8">
          <table:table-cell table:style-name="ce8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7" office:value-type="string">
            <text:p>REG_PLF_215_KS_004</text:p>
          </table:table-cell>
          <table:table-cell table:style-name="ce110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16" table:formula="of:=[.B28]" office:value-type="string" office:string-value="REG_PLF_215_KS_004">
            <text:p>REG_PLF_215_KS_004</text:p>
          </table:table-cell>
          <table:table-cell table:style-name="ce129" office:value-type="string">
            <text:p>Polls are visible for all users</text:p>
          </table:table-cell>
          <table:table-cell table:style-name="ce116" office:value-type="string">
            <text:p>Step 3: Create new topic and add a poll to this topic</text:p>
          </table:table-cell>
          <table:table-cell table:style-name="ce116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16" office:value-type="string">
            <text:p>- Topic1 is created successfully</text:p>
            <text:p>- Add new poll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8">
          <table:table-cell table:style-name="ce125"/>
          <table:table-cell table:style-name="ce127" office:value-type="string">
            <text:p>REG_PLF_215_KS_004</text:p>
          </table:table-cell>
          <table:table-cell table:style-name="ce110" office:value-type="float" office:value="1">
            <text:p>001</text:p>
          </table:table-cell>
          <table:table-cell table:style-name="ce116" table:formula="of:=[.B29]" office:value-type="string" office:string-value="REG_PLF_215_KS_004">
            <text:p>REG_PLF_215_KS_004</text:p>
          </table:table-cell>
          <table:table-cell table:style-name="ce129" office:value-type="string">
            <text:p>Polls are visible for all users</text:p>
          </table:table-cell>
          <table:table-cell table:style-name="ce116" office:value-type="string">
            <text:p>Step 4: Login by mary to check all the poll questions of all topics when adding the Poll Gadget </text:p>
          </table:table-cell>
          <table:table-cell table:style-name="ce116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16" office:value-type="string">
            <text:p>She can't see all the poll questions of all topics when adding the Poll Gadget 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6" table:number-rows-repeated="2">
          <table:table-cell table:style-name="ce78"/>
          <table:table-cell table:style-name="ce86"/>
          <table:table-cell table:style-name="ce78"/>
          <table:table-cell table:style-name="ce86"/>
          <table:table-cell table:style-name="ce130"/>
          <table:table-cell table:style-name="ce86" table:number-columns-repeated="251"/>
        </table:table-row>
        <table:table-row table:style-name="ro6" table:number-rows-repeated="2">
          <table:table-cell table:style-name="ce78"/>
          <table:table-cell table:style-name="ce86"/>
          <table:table-cell table:style-name="ce78"/>
          <table:table-cell table:style-name="ce86" table:number-columns-repeated="253"/>
        </table:table-row>
        <table:table-row table:style-name="ro6" table:number-rows-repeated="1048542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8" table:default-cell-style-name="Default"/>
        <table:table-row table:style-name="ro6">
          <table:table-cell table:style-name="ce78"/>
          <table:table-cell table:style-name="ce81" office:value-type="string">
            <text:p>TEST CASES</text:p>
          </table:table-cell>
          <table:table-cell table:style-name="ce106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64];[.$L1])" office:value-type="float" office:value="1">
            <text:p>1</text:p>
          </table:table-cell>
          <table:table-cell table:style-name="ce121" table:formula="of:=COUNTIF([.N$7:.N$964];[.$L1])" office:value-type="float" office:value="1">
            <text:p>1</text:p>
          </table:table-cell>
          <table:table-cell table:style-name="ce121" table:formula="of:=COUNTIF([.O$7:.O$964];[.$L1])" office:value-type="float" office:value="0">
            <text:p>0</text:p>
          </table:table-cell>
          <table:table-cell table:style-name="ce121" table:formula="of:=COUNTIF([.P$7:.P$964];[.$L1])" office:value-type="float" office:value="0">
            <text:p>0</text:p>
          </table:table-cell>
          <table:table-cell table:style-name="ce121" table:formula="of:=COUNTIF([.Q$7:.Q$964];[.$L1])" office:value-type="float" office:value="0">
            <text:p>0</text:p>
          </table:table-cell>
          <table:table-cell table:style-name="ce121" table:formula="of:=COUNTIF([.R$7:.R$964];[.$L1])" office:value-type="float" office:value="0">
            <text:p>0</text:p>
          </table:table-cell>
          <table:table-cell table:style-name="ce121" table:formula="of:=COUNTIF([.S$7:.S$964];[.$L1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2"/>
          <table:table-cell table:style-name="ce107"/>
          <table:table-cell table:style-name="ce82" table:number-columns-repeated="2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64];[.$L2])" office:value-type="float" office:value="0">
            <text:p>0</text:p>
          </table:table-cell>
          <table:table-cell table:style-name="ce121" table:formula="of:=COUNTIF([.N$7:.N$964];[.$L2])" office:value-type="float" office:value="0">
            <text:p>0</text:p>
          </table:table-cell>
          <table:table-cell table:style-name="ce121" table:formula="of:=COUNTIF([.O$7:.O$964];[.$L2])" office:value-type="float" office:value="0">
            <text:p>0</text:p>
          </table:table-cell>
          <table:table-cell table:style-name="ce121" table:formula="of:=COUNTIF([.P$7:.P$964];[.$L2])" office:value-type="float" office:value="0">
            <text:p>0</text:p>
          </table:table-cell>
          <table:table-cell table:style-name="ce121" table:formula="of:=COUNTIF([.Q$7:.Q$964];[.$L2])" office:value-type="float" office:value="0">
            <text:p>0</text:p>
          </table:table-cell>
          <table:table-cell table:style-name="ce121" table:formula="of:=COUNTIF([.R$7:.R$964];[.$L2])" office:value-type="float" office:value="0">
            <text:p>0</text:p>
          </table:table-cell>
          <table:table-cell table:style-name="ce121" table:formula="of:=COUNTIF([.S$7:.S$964];[.$L2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5">
          <table:table-cell table:style-name="ce78"/>
          <table:table-cell table:style-name="ce83" office:value-type="string">
            <text:p>Function List:</text:p>
          </table:table-cell>
          <table:table-cell table:style-name="ce108" office:value-type="string" table:number-columns-spanned="3" table:number-rows-spanned="1">
            <text:p>Bugs on KS 2.1.6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64];[.$L3])" office:value-type="float" office:value="0">
            <text:p>0</text:p>
          </table:table-cell>
          <table:table-cell table:style-name="ce121" table:formula="of:=COUNTIF([.N$7:.N$964];[.$L3])" office:value-type="float" office:value="0">
            <text:p>0</text:p>
          </table:table-cell>
          <table:table-cell table:style-name="ce121" table:formula="of:=COUNTIF([.O$7:.O$964];[.$L3])" office:value-type="float" office:value="0">
            <text:p>0</text:p>
          </table:table-cell>
          <table:table-cell table:style-name="ce121" table:formula="of:=COUNTIF([.P$7:.P$964];[.$L3])" office:value-type="float" office:value="0">
            <text:p>0</text:p>
          </table:table-cell>
          <table:table-cell table:style-name="ce121" table:formula="of:=COUNTIF([.Q$7:.Q$964];[.$L3])" office:value-type="float" office:value="0">
            <text:p>0</text:p>
          </table:table-cell>
          <table:table-cell table:style-name="ce121" table:formula="of:=COUNTIF([.R$7:.R$964];[.$L3])" office:value-type="float" office:value="0">
            <text:p>0</text:p>
          </table:table-cell>
          <table:table-cell table:style-name="ce121" table:formula="of:=COUNTIF([.S$7:.S$964];[.$L3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6">
          <table:table-cell table:style-name="ce78"/>
          <table:table-cell table:style-name="ce83" office:value-type="string">
            <text:p>Total Main Cases:</text:p>
          </table:table-cell>
          <table:table-cell table:style-name="ce109" table:formula="of:=MAX([.A7:.A947])" office:value-type="float" office:value="1" table:number-columns-spanned="3" table:number-rows-spanned="1">
            <text:p>1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64];[.$L4])" office:value-type="float" office:value="0">
            <text:p>0</text:p>
          </table:table-cell>
          <table:table-cell table:style-name="ce121" table:formula="of:=COUNTIF([.N$7:.N$964];[.$L4])" office:value-type="float" office:value="0">
            <text:p>0</text:p>
          </table:table-cell>
          <table:table-cell table:style-name="ce121" table:formula="of:=COUNTIF([.O$7:.O$964];[.$L4])" office:value-type="float" office:value="0">
            <text:p>0</text:p>
          </table:table-cell>
          <table:table-cell table:style-name="ce121" table:formula="of:=COUNTIF([.P$7:.P$964];[.$L4])" office:value-type="float" office:value="0">
            <text:p>0</text:p>
          </table:table-cell>
          <table:table-cell table:style-name="ce121" table:formula="of:=COUNTIF([.Q$7:.Q$964];[.$L4])" office:value-type="float" office:value="0">
            <text:p>0</text:p>
          </table:table-cell>
          <table:table-cell table:style-name="ce121" table:formula="of:=COUNTIF([.R$7:.R$964];[.$L4])" office:value-type="float" office:value="0">
            <text:p>0</text:p>
          </table:table-cell>
          <table:table-cell table:style-name="ce121" table:formula="of:=COUNTIF([.S$7:.S$964];[.$L4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4"/>
          <table:table-cell table:style-name="ce78"/>
          <table:table-cell table:style-name="ce112" table:number-columns-repeated="2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23" office:value-type="string">
            <text:p>N/A</text:p>
          </table:table-cell>
          <table:table-cell table:style-name="ce121" table:formula="of:=COUNTIF([.M$7:.M$964];[.$L5])" office:value-type="float" office:value="0">
            <text:p>0</text:p>
          </table:table-cell>
          <table:table-cell table:style-name="ce121" table:formula="of:=COUNTIF([.N$7:.N$964];[.$L5])" office:value-type="float" office:value="0">
            <text:p>0</text:p>
          </table:table-cell>
          <table:table-cell table:style-name="ce121" table:formula="of:=COUNTIF([.O$7:.O$964];[.$L5])" office:value-type="float" office:value="0">
            <text:p>0</text:p>
          </table:table-cell>
          <table:table-cell table:style-name="ce121" table:formula="of:=COUNTIF([.P$7:.P$964];[.$L5])" office:value-type="float" office:value="0">
            <text:p>0</text:p>
          </table:table-cell>
          <table:table-cell table:style-name="ce121" table:formula="of:=COUNTIF([.Q$7:.Q$964];[.$L5])" office:value-type="float" office:value="0">
            <text:p>0</text:p>
          </table:table-cell>
          <table:table-cell table:style-name="ce121" table:formula="of:=COUNTIF([.R$7:.R$964];[.$L5])" office:value-type="float" office:value="0">
            <text:p>0</text:p>
          </table:table-cell>
          <table:table-cell table:style-name="ce121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79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124" office:value-type="string">
            <text:p>IE7</text:p>
          </table:table-cell>
          <table:table-cell table:style-name="ce124" office:value-type="string">
            <text:p>FireFox3.5</text:p>
          </table:table-cell>
          <table:table-cell table:style-name="ce124" office:value-type="string">
            <text:p>Comment/Bug</text:p>
          </table:table-cell>
          <table:table-cell table:style-name="ce124" table:number-columns-repeated="4"/>
          <table:table-cell table:style-name="ce117" table:number-columns-repeated="211"/>
          <table:table-cell table:style-name="ce112" table:number-columns-repeated="26"/>
        </table:table-row>
        <table:table-row table:style-name="ro19">
          <table:table-cell table:style-name="ce158" office:value-type="float" office:value="1">
            <text:p>001</text:p>
          </table:table-cell>
          <table:table-cell table:style-name="ce29" office:value-type="string">
            <text:p>REG_PLF_216_KS_001</text:p>
          </table:table-cell>
          <table:table-cell table:style-name="ce159" office:value-type="float" office:value="1">
            <text:p>001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16" office:value-type="string">
            <text:p>Step 1: Check resize pop-up</text:p>
          </table:table-cell>
          <table:table-cell table:style-name="ce116" office:value-type="string">
            <text:p>- Go to Forum</text:p>
            <text:p>- Click Settings icon on Forum Action Bar</text:p>
            <text:p>- Resize pop-up</text:p>
          </table:table-cell>
          <table:table-cell table:style-name="ce116" office:value-type="string">
            <text:p>All the text on page aren't selected</text:p>
          </table:table-cell>
          <table:table-cell table:style-name="ce116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157" office:value-type="string">
            <text:p>Pop-up resize problem</text:p>
          </table:table-cell>
          <table:table-cell table:style-name="ce123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23" table:number-columns-repeated="5"/>
          <table:table-cell table:number-columns-repeated="237"/>
        </table:table-row>
        <table:table-row table:style-name="ro6" table:number-rows-repeated="10">
          <table:table-cell table:style-name="ce78"/>
          <table:table-cell table:style-name="ce86"/>
          <table:table-cell table:style-name="ce78"/>
          <table:table-cell table:style-name="ce86" table:number-columns-repeated="253"/>
        </table:table-row>
        <table:table-row table:style-name="ro6" table:number-rows-repeated="104855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8" table:style-name="ta1" table:print="false">
        <table:table-column table:style-name="co8" table:number-columns-repeated="3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1013" table:default-cell-style-name="Default"/>
        <table:table-row table:style-name="ro16">
          <table:table-cell table:style-name="ce112"/>
          <table:table-cell table:style-name="ce81" office:value-type="string">
            <text:p>TEST CASES</text:p>
          </table:table-cell>
          <table:table-cell table:style-name="ce81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64];[.$L1])" office:value-type="float" office:value="20">
            <text:p>20</text:p>
          </table:table-cell>
          <table:table-cell table:style-name="ce121" table:formula="of:=COUNTIF([.N$7:.N$964];[.$L1])" office:value-type="float" office:value="20">
            <text:p>20</text:p>
          </table:table-cell>
          <table:table-cell table:style-name="ce121" table:formula="of:=COUNTIF([.O$7:.O$964];[.$L1])" office:value-type="float" office:value="0">
            <text:p>0</text:p>
          </table:table-cell>
          <table:table-cell table:style-name="ce121" table:formula="of:=COUNTIF([.P$7:.P$964];[.$L1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6">
          <table:table-cell table:style-name="ce112"/>
          <table:table-cell table:style-name="ce82" table:number-columns-repeated="4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64];[.$L2])" office:value-type="float" office:value="0">
            <text:p>0</text:p>
          </table:table-cell>
          <table:table-cell table:style-name="ce121" table:formula="of:=COUNTIF([.N$7:.N$964];[.$L2])" office:value-type="float" office:value="0">
            <text:p>0</text:p>
          </table:table-cell>
          <table:table-cell table:style-name="ce121" table:formula="of:=COUNTIF([.O$7:.O$964];[.$L2])" office:value-type="float" office:value="0">
            <text:p>0</text:p>
          </table:table-cell>
          <table:table-cell table:style-name="ce121" table:formula="of:=COUNTIF([.P$7:.P$964];[.$L2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15">
          <table:table-cell table:style-name="ce112"/>
          <table:table-cell table:style-name="ce83" office:value-type="string">
            <text:p>Function List:</text:p>
          </table:table-cell>
          <table:table-cell table:style-name="ce162" office:value-type="string" table:number-columns-spanned="3" table:number-rows-spanned="1">
            <text:p>Bugs on KS 2.1.8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64];[.$L3])" office:value-type="float" office:value="0">
            <text:p>0</text:p>
          </table:table-cell>
          <table:table-cell table:style-name="ce121" table:formula="of:=COUNTIF([.N$7:.N$964];[.$L3])" office:value-type="float" office:value="0">
            <text:p>0</text:p>
          </table:table-cell>
          <table:table-cell table:style-name="ce121" table:formula="of:=COUNTIF([.O$7:.O$964];[.$L3])" office:value-type="float" office:value="0">
            <text:p>0</text:p>
          </table:table-cell>
          <table:table-cell table:style-name="ce121" table:formula="of:=COUNTIF([.P$7:.P$964];[.$L3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16">
          <table:table-cell table:style-name="ce112"/>
          <table:table-cell table:style-name="ce83" office:value-type="string">
            <text:p>Total Main Cases:</text:p>
          </table:table-cell>
          <table:table-cell table:style-name="ce113" table:formula="of:=MAX([.A7:.A947])" office:value-type="float" office:value="4" table:number-columns-spanned="3" table:number-rows-spanned="1">
            <text:p>4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64];[.$L4])" office:value-type="float" office:value="0">
            <text:p>0</text:p>
          </table:table-cell>
          <table:table-cell table:style-name="ce121" table:formula="of:=COUNTIF([.N$7:.N$964];[.$L4])" office:value-type="float" office:value="0">
            <text:p>0</text:p>
          </table:table-cell>
          <table:table-cell table:style-name="ce121" table:formula="of:=COUNTIF([.O$7:.O$964];[.$L4])" office:value-type="float" office:value="0">
            <text:p>0</text:p>
          </table:table-cell>
          <table:table-cell table:style-name="ce121" table:formula="of:=COUNTIF([.P$7:.P$964];[.$L4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6">
          <table:table-cell table:style-name="ce112"/>
          <table:table-cell table:style-name="ce84"/>
          <table:table-cell table:style-name="ce112" table:number-columns-repeated="3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65" office:value-type="string">
            <text:p>N/A</text:p>
          </table:table-cell>
          <table:table-cell table:style-name="ce121" table:formula="of:=COUNTIF([.M$7:.M$964];[.$L5])" office:value-type="float" office:value="0">
            <text:p>0</text:p>
          </table:table-cell>
          <table:table-cell table:style-name="ce121" table:formula="of:=COUNTIF([.N$7:.N$964];[.$L5])" office:value-type="float" office:value="0">
            <text:p>0</text:p>
          </table:table-cell>
          <table:table-cell table:style-name="ce121" table:formula="of:=COUNTIF([.O$7:.O$964];[.$L5])" office:value-type="float" office:value="0">
            <text:p>0</text:p>
          </table:table-cell>
          <table:table-cell table:style-name="ce121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6">
          <table:table-cell table:style-name="ce79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 office:value-type="string">
            <text:p>Tester</text:p>
          </table:table-cell>
          <table:table-cell table:style-name="ce169" office:value-type="string">
            <text:p>IE7</text:p>
          </table:table-cell>
          <table:table-cell table:style-name="ce169" office:value-type="string">
            <text:p>FireFox3.5</text:p>
          </table:table-cell>
          <table:table-cell table:style-name="ce169" office:value-type="string">
            <text:p>Comment/Bug</text:p>
          </table:table-cell>
          <table:table-cell table:style-name="ce169"/>
          <table:table-cell table:style-name="ce170" table:number-columns-repeated="211"/>
          <table:table-cell table:style-name="ce78" table:number-columns-repeated="26"/>
          <table:table-cell table:style-name="ce171" table:number-columns-repeated="768"/>
        </table:table-row>
        <table:table-row table:style-name="ro24">
          <table:table-cell table:style-name="ce80" office:value-type="float" office:value="1">
            <text:p>001</text:p>
          </table:table-cell>
          <table:table-cell table:style-name="ce29" office:value-type="string">
            <text:p>REG_PLF_218_KS_001</text:p>
          </table:table-cell>
          <table:table-cell table:style-name="ce110" office:value-type="float" office:value="1">
            <text:p>001</text:p>
          </table:table-cell>
          <table:table-cell table:style-name="ce41" table:formula="of:=[.B7]" office:value-type="string" office:string-value="REG_PLF_218_KS_001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16" office:value-type="string">
            <text:p>Step 1: Create categories</text:p>
          </table:table-cell>
          <table:table-cell table:style-name="ce116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16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116" office:value-type="string">
            <text:p>High</text:p>
          </table:table-cell>
          <table:table-cell table:style-name="ce167" office:value-type="string">
            <text:p><text:a xlink:href="https://jira.exoplatform.org/browse/KS-4032">KS-4032</text:a></text:p>
            <text:p>CCP-1062</text:p>
          </table:table-cell>
          <table:table-cell table:style-name="ce165" office:value-type="string">
            <text:p>The order is not changed</text:p>
          </table:table-cell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9">
          <table:table-cell table:style-name="ce8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1" office:value-type="string">
            <text:p>REG_PLF_218_KS_001</text:p>
          </table:table-cell>
          <table:table-cell table:style-name="ce1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3" table:formula="of:=[.B8]" office:value-type="string" office:string-value="REG_PLF_218_KS_001">
            <text:p>REG_PLF_218_KS_001</text:p>
          </table:table-cell>
          <table:table-cell table:style-name="ce115" office:value-type="string">
            <text:p>Re-order category</text:p>
          </table:table-cell>
          <table:table-cell table:style-name="ce165" office:value-type="string">
            <text:p>Step 2: Re-order category</text:p>
          </table:table-cell>
          <table:table-cell table:style-name="ce165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165" office:value-type="string">
            <text:p>- Category CCC still in the third place</text:p>
            <text:p>- In the edit form, value in order field is 3</text:p>
          </table:table-cell>
          <table:table-cell table:style-name="ce116" office:value-type="string">
            <text:p>High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9">
          <table:table-cell table:style-name="ce8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1" office:value-type="string">
            <text:p>REG_PLF_218_KS_001</text:p>
          </table:table-cell>
          <table:table-cell table:style-name="ce1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3" table:formula="of:=[.B9]" office:value-type="string" office:string-value="REG_PLF_218_KS_001">
            <text:p>REG_PLF_218_KS_001</text:p>
          </table:table-cell>
          <table:table-cell table:style-name="ce115" office:value-type="string">
            <text:p>Re-order category</text:p>
          </table:table-cell>
          <table:table-cell table:style-name="ce165" office:value-type="string">
            <text:p>Step 3: Re-order category</text:p>
          </table:table-cell>
          <table:table-cell table:style-name="ce165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165" office:value-type="string">
            <text:p>- Category CCC is in the first place</text:p>
            <text:p>- In the edit form, value in order field is 1</text:p>
          </table:table-cell>
          <table:table-cell table:style-name="ce116" office:value-type="string">
            <text:p>High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9">
          <table:table-cell table:style-name="ce8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1" office:value-type="string">
            <text:p>REG_PLF_218_KS_001</text:p>
          </table:table-cell>
          <table:table-cell table:style-name="ce11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3" table:formula="of:=[.B10]" office:value-type="string" office:string-value="REG_PLF_218_KS_001">
            <text:p>REG_PLF_218_KS_001</text:p>
          </table:table-cell>
          <table:table-cell table:style-name="ce115" office:value-type="string">
            <text:p>Re-order category</text:p>
          </table:table-cell>
          <table:table-cell table:style-name="ce165" office:value-type="string">
            <text:p>Step 4: Re-order category</text:p>
          </table:table-cell>
          <table:table-cell table:style-name="ce165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165" office:value-type="string">
            <text:p>- Category CCC is in the second place</text:p>
            <text:p>- In the edit form, value in order field is 2</text:p>
          </table:table-cell>
          <table:table-cell table:style-name="ce116" office:value-type="string">
            <text:p>High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25">
          <table:table-cell table:style-name="ce80" office:value-type="float" office:value="2">
            <text:p>002</text:p>
          </table:table-cell>
          <table:table-cell table:style-name="ce29" office:value-type="string">
            <text:p>REG_PLF_218_KS_002</text:p>
          </table:table-cell>
          <table:table-cell table:style-name="ce110" office:value-type="float" office:value="1">
            <text:p>001</text:p>
          </table:table-cell>
          <table:table-cell table:style-name="ce41" table:formula="of:=[.B11]" office:value-type="string" office:string-value="REG_PLF_218_KS_002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65" office:value-type="string">
            <text:p>Step 1: Create category with moderate new questions</text:p>
          </table:table-cell>
          <table:table-cell table:style-name="ce165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165" office:value-type="string">
            <text:p>New category is created successfully</text:p>
          </table:table-cell>
          <table:table-cell table:style-name="ce116" office:value-type="string">
            <text:p>High</text:p>
          </table:table-cell>
          <table:table-cell table:style-name="ce168" office:value-type="string">
            <text:p><text:a xlink:href="https://jira.exoplatform.org/browse/KS-4051">KS-4051</text:a></text:p>
            <text:p>CCP-1187</text:p>
          </table:table-cell>
          <table:table-cell table:style-name="ce165" office:value-type="string">
            <text:p>Question is available</text:p>
          </table:table-cell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20">
          <table:table-cell table:style-name="ce8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1" office:value-type="string">
            <text:p>REG_PLF_218_KS_002</text:p>
          </table:table-cell>
          <table:table-cell table:style-name="ce11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3" table:formula="of:=[.B12]" office:value-type="string" office:string-value="REG_PLF_218_KS_002">
            <text:p>REG_PLF_218_KS_002</text:p>
          </table:table-cell>
          <table:table-cell table:style-name="ce164" office:value-type="string">
            <text:p>Check the appearance of question when category is moderated</text:p>
          </table:table-cell>
          <table:table-cell table:style-name="ce165" office:value-type="string">
            <text:p>Step 2: Create question by normal user</text:p>
          </table:table-cell>
          <table:table-cell table:style-name="ce165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66" office:value-type="string">
            <text:p>The created question in status waiting the category's moderator to approve.</text:p>
          </table:table-cell>
          <table:table-cell table:style-name="ce116" office:value-type="string">
            <text:p>High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8">
          <table:table-cell table:style-name="ce8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61" office:value-type="string">
            <text:p>REG_PLF_218_KS_002</text:p>
          </table:table-cell>
          <table:table-cell table:style-name="ce11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3" table:formula="of:=[.B13]" office:value-type="string" office:string-value="REG_PLF_218_KS_002">
            <text:p>REG_PLF_218_KS_002</text:p>
          </table:table-cell>
          <table:table-cell table:style-name="ce164" office:value-type="string">
            <text:p>Check the appearance of question when category is moderated</text:p>
          </table:table-cell>
          <table:table-cell table:style-name="ce165" office:value-type="string">
            <text:p>Step 3: Approve question</text:p>
          </table:table-cell>
          <table:table-cell table:style-name="ce165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66" office:value-type="string">
            <text:p>Question is approved. It's visible for every user</text:p>
          </table:table-cell>
          <table:table-cell table:style-name="ce116" office:value-type="string">
            <text:p>High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8">
          <table:table-cell table:style-name="ce8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61" office:value-type="string">
            <text:p>REG_PLF_218_KS_002</text:p>
          </table:table-cell>
          <table:table-cell table:style-name="ce11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table:formula="of:=[.B14]" office:value-type="string" office:string-value="REG_PLF_218_KS_002">
            <text:p>REG_PLF_218_KS_002</text:p>
          </table:table-cell>
          <table:table-cell table:style-name="ce164" office:value-type="string">
            <text:p>Check the appearance of question when category is moderated</text:p>
          </table:table-cell>
          <table:table-cell table:style-name="ce165" office:value-type="string">
            <text:p>Step 4: Edit question</text:p>
          </table:table-cell>
          <table:table-cell table:style-name="ce165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166" office:value-type="string">
            <text:p>The created question in status waiting the category's moderator to approve.</text:p>
          </table:table-cell>
          <table:table-cell table:style-name="ce116" office:value-type="string">
            <text:p>High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8">
          <table:table-cell table:style-name="ce8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61" office:value-type="string">
            <text:p>REG_PLF_218_KS_002</text:p>
          </table:table-cell>
          <table:table-cell table:style-name="ce11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table:formula="of:=[.B15]" office:value-type="string" office:string-value="REG_PLF_218_KS_002">
            <text:p>REG_PLF_218_KS_002</text:p>
          </table:table-cell>
          <table:table-cell table:style-name="ce164" office:value-type="string">
            <text:p>Check the appearance of question when category is moderated</text:p>
          </table:table-cell>
          <table:table-cell table:style-name="ce165" office:value-type="string">
            <text:p>Step 5: Check the appearance of question by admin</text:p>
          </table:table-cell>
          <table:table-cell table:style-name="ce165" office:value-type="string">
            <text:p>- Login as john</text:p>
          </table:table-cell>
          <table:table-cell table:style-name="ce166" office:value-type="string">
            <text:p>The created question in status waiting the category's moderator to approve.</text:p>
          </table:table-cell>
          <table:table-cell table:style-name="ce116" office:value-type="string">
            <text:p>High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8">
          <table:table-cell table:style-name="ce8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61" office:value-type="string">
            <text:p>REG_PLF_218_KS_002</text:p>
          </table:table-cell>
          <table:table-cell table:style-name="ce11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3" table:formula="of:=[.B16]" office:value-type="string" office:string-value="REG_PLF_218_KS_002">
            <text:p>REG_PLF_218_KS_002</text:p>
          </table:table-cell>
          <table:table-cell table:style-name="ce164" office:value-type="string">
            <text:p>Check the appearance of question when category is moderated</text:p>
          </table:table-cell>
          <table:table-cell table:style-name="ce165" office:value-type="string">
            <text:p>Step 6: Check the appearance of question by other users</text:p>
          </table:table-cell>
          <table:table-cell table:style-name="ce165" office:value-type="string">
            <text:p>- Login by demo</text:p>
            <text:p>- Go to Answer page</text:p>
            <text:p>- Select category at step 1</text:p>
          </table:table-cell>
          <table:table-cell table:style-name="ce165" office:value-type="string">
            <text:p>The question created by mary is not appeared</text:p>
          </table:table-cell>
          <table:table-cell table:style-name="ce116" office:value-type="string">
            <text:p>High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20">
          <table:table-cell table:style-name="ce80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9" office:value-type="string">
            <text:p>REG_PLF_218_KS_003</text:p>
          </table:table-cell>
          <table:table-cell table:style-name="ce110" office:value-type="float" office:value="1">
            <text:p>001</text:p>
          </table:table-cell>
          <table:table-cell table:style-name="ce41" table:formula="of:=[.B17]" office:value-type="string" office:string-value="REG_PLF_218_KS_003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65" office:value-type="string">
            <text:p>Step 1: Create a new space</text:p>
          </table:table-cell>
          <table:table-cell table:style-name="ce165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165" office:value-type="string">
            <text:p>New space is created successfully</text:p>
          </table:table-cell>
          <table:table-cell table:style-name="ce165" office:value-type="string">
            <text:p>Medium</text:p>
          </table:table-cell>
          <table:table-cell table:style-name="ce168" office:value-type="string">
            <text:p><text:a xlink:href="https://jira.exoplatform.org/browse/KS-3428">KS-3428</text:a></text:p>
            <text:p>CCP-997</text:p>
          </table:table-cell>
          <table:table-cell table:style-name="ce165" office:value-type="string">
            <text:p>Disactivated question is not listed in Manage Question form</text:p>
          </table:table-cell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25">
          <table:table-cell table:style-name="ce8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61" office:value-type="string">
            <text:p>REG_PLF_218_KS_003</text:p>
          </table:table-cell>
          <table:table-cell table:style-name="ce11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3" table:formula="of:=[.B18]" office:value-type="string" office:string-value="REG_PLF_218_KS_003">
            <text:p>REG_PLF_218_KS_003</text:p>
          </table:table-cell>
          <table:table-cell table:style-name="ce164" office:value-type="string">
            <text:p>Check disactivated question in Manage Question form</text:p>
          </table:table-cell>
          <table:table-cell table:style-name="ce165" office:value-type="string">
            <text:p>Step 2: Create question in space</text:p>
          </table:table-cell>
          <table:table-cell table:style-name="ce165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165" office:value-type="string">
            <text:p>New question is created successfully</text:p>
          </table:table-cell>
          <table:table-cell table:style-name="ce165" office:value-type="string">
            <text:p>Medium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9">
          <table:table-cell table:style-name="ce8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61" office:value-type="string">
            <text:p>REG_PLF_218_KS_003</text:p>
          </table:table-cell>
          <table:table-cell table:style-name="ce11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3" table:formula="of:=[.B19]" office:value-type="string" office:string-value="REG_PLF_218_KS_003">
            <text:p>REG_PLF_218_KS_003</text:p>
          </table:table-cell>
          <table:table-cell table:style-name="ce164" office:value-type="string">
            <text:p>Check disactivated question in Manage Question form</text:p>
          </table:table-cell>
          <table:table-cell table:style-name="ce165" office:value-type="string">
            <text:p>Step 3: Disactivated question</text:p>
          </table:table-cell>
          <table:table-cell table:style-name="ce165" office:value-type="string">
            <text:p>- Right click on question and select Edit</text:p>
            <text:p>- Uncheck on Activated check-box</text:p>
            <text:p>- Save</text:p>
          </table:table-cell>
          <table:table-cell table:style-name="ce165" office:value-type="string">
            <text:p>The question disappeared</text:p>
          </table:table-cell>
          <table:table-cell table:style-name="ce165" office:value-type="string">
            <text:p>Medium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7">
          <table:table-cell table:style-name="ce8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61" office:value-type="string">
            <text:p>REG_PLF_218_KS_003</text:p>
          </table:table-cell>
          <table:table-cell table:style-name="ce11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3" table:formula="of:=[.B20]" office:value-type="string" office:string-value="REG_PLF_218_KS_003">
            <text:p>REG_PLF_218_KS_003</text:p>
          </table:table-cell>
          <table:table-cell table:style-name="ce164" office:value-type="string">
            <text:p>Check disactivated question in Manage Question form</text:p>
          </table:table-cell>
          <table:table-cell table:style-name="ce165" office:value-type="string">
            <text:p>Step 4: Check disactivated question in Manage Question form</text:p>
          </table:table-cell>
          <table:table-cell table:style-name="ce165" office:value-type="string">
            <text:p>- Click on Manage Questions</text:p>
          </table:table-cell>
          <table:table-cell table:style-name="ce165" office:value-type="string">
            <text:p>Disactivated question is listed in Manage Question form</text:p>
          </table:table-cell>
          <table:table-cell table:style-name="ce165" office:value-type="string">
            <text:p>Medium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9">
          <table:table-cell table:style-name="ce80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29" office:value-type="string">
            <text:p>REG_PLF_218_KS_004</text:p>
          </table:table-cell>
          <table:table-cell table:style-name="ce110" office:value-type="float" office:value="1">
            <text:p>001</text:p>
          </table:table-cell>
          <table:table-cell table:style-name="ce41" table:formula="of:=[.B21]" office:value-type="string" office:string-value="REG_PLF_218_KS_004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65" office:value-type="string">
            <text:p>Step 1: Create 2 users</text:p>
          </table:table-cell>
          <table:table-cell table:style-name="ce165" office:value-type="string">
            <text:p>- Login by root</text:p>
            <text:p>- Create 2 users: user1 and user2</text:p>
          </table:table-cell>
          <table:table-cell table:style-name="ce165" office:value-type="string">
            <text:p>2 users are created successfully</text:p>
          </table:table-cell>
          <table:table-cell table:style-name="ce165" office:value-type="string">
            <text:p>Medium</text:p>
          </table:table-cell>
          <table:table-cell table:style-name="ce165" office:value-type="string">
            <text:p>KS-3815</text:p>
            <text:p>CCP-1131</text:p>
          </table:table-cell>
          <table:table-cell table:style-name="ce165" office:value-type="string">
            <text:p>Both user1 and user2 are moderator of space</text:p>
          </table:table-cell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8">
          <table:table-cell table:style-name="ce8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61" office:value-type="string">
            <text:p>REG_PLF_218_KS_004</text:p>
          </table:table-cell>
          <table:table-cell table:style-name="ce11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3" table:formula="of:=[.B22]" office:value-type="string" office:string-value="REG_PLF_218_KS_004">
            <text:p>REG_PLF_218_KS_004</text:p>
          </table:table-cell>
          <table:table-cell table:style-name="ce164" office:value-type="string">
            <text:p>Check manager of forum in space</text:p>
          </table:table-cell>
          <table:table-cell table:style-name="ce165" office:value-type="string">
            <text:p>Step 2: Create new space by user1</text:p>
          </table:table-cell>
          <table:table-cell table:style-name="ce165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65" office:value-type="string">
            <text:p>New space is created successfully</text:p>
          </table:table-cell>
          <table:table-cell table:style-name="ce165" office:value-type="string">
            <text:p>Medium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8">
          <table:table-cell table:style-name="ce8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61" office:value-type="string">
            <text:p>REG_PLF_218_KS_004</text:p>
          </table:table-cell>
          <table:table-cell table:style-name="ce11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3" table:formula="of:=[.B23]" office:value-type="string" office:string-value="REG_PLF_218_KS_004">
            <text:p>REG_PLF_218_KS_004</text:p>
          </table:table-cell>
          <table:table-cell table:style-name="ce164" office:value-type="string">
            <text:p>Check manager of forum in space</text:p>
          </table:table-cell>
          <table:table-cell table:style-name="ce165" office:value-type="string">
            <text:p>Step 3: Create new space by user2</text:p>
          </table:table-cell>
          <table:table-cell table:style-name="ce165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65" office:value-type="string">
            <text:p>New space is created successfully</text:p>
          </table:table-cell>
          <table:table-cell table:style-name="ce165" office:value-type="string">
            <text:p>Medium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9">
          <table:table-cell table:style-name="ce8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61" office:value-type="string">
            <text:p>REG_PLF_218_KS_004</text:p>
          </table:table-cell>
          <table:table-cell table:style-name="ce11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3" table:formula="of:=[.B24]" office:value-type="string" office:string-value="REG_PLF_218_KS_004">
            <text:p>REG_PLF_218_KS_004</text:p>
          </table:table-cell>
          <table:table-cell table:style-name="ce164" office:value-type="string">
            <text:p>Check manager of forum in space</text:p>
          </table:table-cell>
          <table:table-cell table:style-name="ce165" office:value-type="string">
            <text:p>Step 4: User2 join test1space</text:p>
          </table:table-cell>
          <table:table-cell table:style-name="ce165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65" office:value-type="string">
            <text:p>A request is sent to user1</text:p>
          </table:table-cell>
          <table:table-cell table:style-name="ce165" office:value-type="string">
            <text:p>Medium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8">
          <table:table-cell table:style-name="ce8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61" office:value-type="string">
            <text:p>REG_PLF_218_KS_004</text:p>
          </table:table-cell>
          <table:table-cell table:style-name="ce11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63" table:formula="of:=[.B25]" office:value-type="string" office:string-value="REG_PLF_218_KS_004">
            <text:p>REG_PLF_218_KS_004</text:p>
          </table:table-cell>
          <table:table-cell table:style-name="ce164" office:value-type="string">
            <text:p>Check manager of forum in space</text:p>
          </table:table-cell>
          <table:table-cell table:style-name="ce165" office:value-type="string">
            <text:p>Step 5: Accept request</text:p>
          </table:table-cell>
          <table:table-cell table:style-name="ce165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65" office:value-type="string">
            <text:p>User2 become a member of test1space</text:p>
          </table:table-cell>
          <table:table-cell table:style-name="ce165" office:value-type="string">
            <text:p>Medium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16">
          <table:table-cell table:style-name="ce8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61" office:value-type="string">
            <text:p>REG_PLF_218_KS_004</text:p>
          </table:table-cell>
          <table:table-cell table:style-name="ce11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3" table:formula="of:=[.B26]" office:value-type="string" office:string-value="REG_PLF_218_KS_004">
            <text:p>REG_PLF_218_KS_004</text:p>
          </table:table-cell>
          <table:table-cell table:style-name="ce164" office:value-type="string">
            <text:p>Check manager of forum in space</text:p>
          </table:table-cell>
          <table:table-cell table:style-name="ce165" office:value-type="string">
            <text:p>Step 6: Check the manager of forum in space</text:p>
          </table:table-cell>
          <table:table-cell table:style-name="ce165" office:value-type="string">
            <text:p>- Still login with user1</text:p>
            <text:p>- Go to Forum application in space</text:p>
          </table:table-cell>
          <table:table-cell table:style-name="ce165" office:value-type="string">
            <text:p>The moderator of test1space is only user1</text:p>
          </table:table-cell>
          <table:table-cell table:style-name="ce165" office:value-type="string">
            <text:p>Medium</text:p>
          </table:table-cell>
          <table:table-cell table:style-name="ce165" table:number-columns-repeated="2"/>
          <table:table-cell table:style-name="ce165" office:value-type="string">
            <text:p>hang.nguyen</text:p>
          </table:table-cell>
          <table:table-cell table:number-columns-repeated="2" table:style-name="ce165" office:value-type="string">
            <text:p>Passed</text:p>
          </table:table-cell>
          <table:table-cell table:style-name="ce165" table:number-columns-repeated="2"/>
          <table:table-cell table:number-columns-repeated="1005"/>
        </table:table-row>
        <table:table-row table:style-name="ro6">
          <table:table-cell table:style-name="ce160" table:number-columns-repeated="5"/>
          <table:table-cell table:style-name="ce160" office:value-type="string">
            <text:p><text:s/></text:p>
          </table:table-cell>
          <table:table-cell table:style-name="ce160" table:number-columns-repeated="1015"/>
        </table:table-row>
        <table:table-row table:style-name="ro6" table:number-rows-repeated="11">
          <table:table-cell table:style-name="ce160" table:number-columns-repeated="1021"/>
        </table:table-row>
        <table:table-row table:style-name="ro6" table:number-rows-repeated="104853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/05/2012</text:date>, <text:time>16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7T16:58:15.11</dc:date>
    <meta:print-date>2008-06-17T00:45:47</meta:print-date>
    <dc:language>en-US</dc:language>
    <meta:editing-cycles>1078</meta:editing-cycles>
    <meta:editing-duration>P15DT16H32M27S</meta:editing-duration>
    <meta:document-statistic meta:table-count="7" meta:cell-count="963" meta:object-count="1"/>
    <meta:user-defined meta:name="Info 1"/>
    <meta:user-defined meta:name="Info 2"/>
    <meta:user-defined meta:name="Info 3"/>
    <meta:user-defined meta:name="Info 4"/>
  </office:meta>
</office:document-meta>
</file>